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62mm"/>
    </style:style>
    <style:style style:name="co2" style:family="table-column">
      <style:table-column-properties fo:break-before="auto" style:column-width="94.76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45.7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Relación de Fiestas Locales de Albacete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Abengibre 8 de mayo y 29 de septiembre</text:p>
          </table:table-cell>
          <table:table-cell table:formula="of:=UPPER([.A2])" office:value-type="string" office:string-value="ABENGIBRE 8 DE MAYO Y 29 DE SEPTIEMBRE" calcext:value-type="string">
            <text:p>ABENGIBRE 8 DE MAYO Y 29 DE SEPTIEMBRE</text:p>
          </table:table-cell>
          <table:table-cell table:formula="of:=FIND(&quot; &quot;;[.B2])" office:value-type="float" office:value="10" calcext:value-type="float">
            <text:p>10</text:p>
          </table:table-cell>
          <table:table-cell table:formula="of:=LEFT([.B2];[.C2]-1)" office:value-type="string" office:string-value="ABENGIBRE" calcext:value-type="string">
            <text:p>ABENGIBRE</text:p>
          </table:table-cell>
          <table:table-cell table:style-name="ce3" table:formula="of:=MID([.B2];[.C2]+1;99999)" office:value-type="string" office:string-value="8 DE MAYO Y 29 DE SEPTIEMBRE" calcext:value-type="string">
            <text:p>8 DE MAYO Y 29 DE SEPTIEMBRE</text:p>
          </table:table-cell>
          <table:table-cell table:formula="of:=FIND(&quot; Y &quot;;[.E2])" office:value-type="float" office:value="10" calcext:value-type="float">
            <text:p>10</text:p>
          </table:table-cell>
          <table:table-cell table:formula="of:=LEFT([.E2];[.F2]-1)" office:value-type="string" office:string-value="8 DE MAYO" calcext:value-type="string">
            <text:p>8 DE MAYO</text:p>
          </table:table-cell>
          <table:table-cell table:formula="of:=LEFT([.G2];FIND(&quot;DE&quot;;[.G2])-2)" office:value-type="string" office:string-value="8" calcext:value-type="string">
            <text:p>8</text:p>
          </table:table-cell>
          <table:table-cell table:formula="of:=MID([.G2];FIND(&quot;DE&quot;;[.G2])+3;999)" office:value-type="string" office:string-value="MAYO" calcext:value-type="string">
            <text:p>MAYO</text:p>
          </table:table-cell>
          <table:table-cell table:formula="of:=VLOOKUP([.I2];[.$P$4:.$Q$15];2;0)" office:value-type="string" office:string-value="" calcext:value-type="error">
            <text:p>#N/A</text:p>
          </table:table-cell>
          <table:table-cell table:style-name="ce4" table:formula="of:=DATE(2020;[.J2];[.H2])" office:value-type="string" office:string-value="" calcext:value-type="error">
            <text:p>#N/A</text:p>
          </table:table-cell>
          <table:table-cell table:formula="of:=MID([.E2];[.F2]+3;9999)" office:value-type="string" office:string-value="29 DE SEPTIEMBRE" calcext:value-type="string">
            <text:p>29 DE SEPTIEMB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uas Nuevas 17 de enero y 15 de mayo</text:p>
          </table:table-cell>
          <table:table-cell table:formula="of:=UPPER([.A3])" office:value-type="string" office:string-value="AGUAS NUEVAS 17 DE ENERO Y 15 DE MAYO" calcext:value-type="string">
            <text:p>AGUAS NUEVAS 17 DE ENERO Y 15 DE MAY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toz 15 de mayo y 24 de julio</text:p>
          </table:table-cell>
          <table:table-cell table:formula="of:=UPPER([.A4])" office:value-type="string" office:string-value="ALATOZ 15 DE MAYO Y 24 DE JULIO" calcext:value-type="string">
            <text:p>ALATOZ 15 DE MAYO Y 24 DE JUL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bacete 24 de junio y 8 de septiembre</text:p>
          </table:table-cell>
          <table:table-cell table:formula="of:=UPPER([.A5])" office:value-type="string" office:string-value="ALBACETE 24 DE JUNIO Y 8 DE SEPTIEMBRE" calcext:value-type="string">
            <text:p>ALBACETE 24 DE JUNIO Y 8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batana 23 de enero y 15 de mayo</text:p>
          </table:table-cell>
          <table:table-cell table:formula="of:=UPPER([.A6])" office:value-type="string" office:string-value="ALBATANA 23 DE ENERO Y 15 DE MAYO" calcext:value-type="string">
            <text:p>ALBATANA 23 DE ENERO Y 15 DE MAY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borea 15 de mayo y 8 de septiembre</text:p>
          </table:table-cell>
          <table:table-cell table:formula="of:=UPPER([.A7])" office:value-type="string" office:string-value="ALBOREA 15 DE MAYO Y 8 DE SEPTIEMBRE" calcext:value-type="string">
            <text:p>ALBOREA 15 DE MAYO Y 8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cadozo 15 de mayo y 7 de diciembre</text:p>
          </table:table-cell>
          <table:table-cell table:formula="of:=UPPER([.A8])" office:value-type="string" office:string-value="ALCADOZO 15 DE MAYO Y 7 DE DICIEMBRE" calcext:value-type="string">
            <text:p>ALCADOZO 15 DE MAYO Y 7 DE DIC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calá del Júcar 24 de junio y 10 de agosto</text:p>
          </table:table-cell>
          <table:table-cell table:formula="of:=UPPER([.A9])" office:value-type="string" office:string-value="ALCALÁ DEL JÚCAR 24 DE JUNIO Y 10 DE AGOSTO" calcext:value-type="string">
            <text:p>ALCALÁ DEL JÚCAR 24 DE JUNIO Y 10 DE 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caraz 3 de febrero y 7 de septiembre</text:p>
          </table:table-cell>
          <table:table-cell table:formula="of:=UPPER([.A10])" office:value-type="string" office:string-value="ALCARAZ 3 DE FEBRERO Y 7 DE SEPTIEMBRE" calcext:value-type="string">
            <text:p>ALCARAZ 3 DE FEBRERO Y 7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mansa 6 de mayo y 31 de agosto</text:p>
          </table:table-cell>
          <table:table-cell table:formula="of:=UPPER([.A11])" office:value-type="string" office:string-value="ALMANSA 6 DE MAYO Y 31 DE AGOSTO" calcext:value-type="string">
            <text:p>ALMANSA 6 DE MAYO Y 31 DE 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era 26 de febrero y 14 de septiembre</text:p>
          </table:table-cell>
          <table:table-cell table:formula="of:=UPPER([.A12])" office:value-type="string" office:string-value="ALPERA 26 DE FEBRERO Y 14 DE SEPTIEMBRE" calcext:value-type="string">
            <text:p>ALPERA 26 DE FEBRERO Y 14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yna 4 de septiembre y 8 de septiembre</text:p>
          </table:table-cell>
          <table:table-cell table:formula="of:=UPPER([.A13])" office:value-type="string" office:string-value="AYNA 4 DE SEPTIEMBRE Y 8 DE SEPTIEMBRE" calcext:value-type="string">
            <text:p>AYNA 4 DE SEPTIEMBRE Y 8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azote 3 de febrero y 4 de mayo</text:p>
          </table:table-cell>
          <table:table-cell table:formula="of:=UPPER([.A14])" office:value-type="string" office:string-value="BALAZOTE 3 DE FEBRERO Y 4 DE MAYO" calcext:value-type="string">
            <text:p>BALAZOTE 3 DE FEBRERO Y 4 DE MAY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sa de Vés 17 de enero y 4 de mayo</text:p>
          </table:table-cell>
          <table:table-cell table:formula="of:=UPPER([.A15])" office:value-type="string" office:string-value="BALSA DE VÉS 17 DE ENERO Y 4 DE MAYO" calcext:value-type="string">
            <text:p>BALSA DE VÉS 17 DE ENERO Y 4 DE MAY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ax 22 de mayo y 12 de junio</text:p>
          </table:table-cell>
          <table:table-cell table:formula="of:=UPPER([.A16])" office:value-type="string" office:string-value="BARRAX 22 DE MAYO Y 12 DE JUNIO" calcext:value-type="string">
            <text:p>BARRAX 22 DE MAYO Y 12 DE JUN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enservida 24 de agosto y 8 de septiembre</text:p>
          </table:table-cell>
          <table:table-cell table:formula="of:=UPPER([.A17])" office:value-type="string" office:string-value="BIENSERVIDA 24 DE AGOSTO Y 8 DE SEPTIEMBRE" calcext:value-type="string">
            <text:p>BIENSERVIDA 24 DE AGOSTO Y 8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garra 20 de enero y 20 de agosto</text:p>
          </table:table-cell>
          <table:table-cell table:formula="of:=UPPER([.A18])" office:value-type="string" office:string-value="BOGARRA 20 DE ENERO Y 20 DE AGOSTO" calcext:value-type="string">
            <text:p>BOGARRA 20 DE ENERO Y 20 DE 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nete 24 de junio y 5 de octubre</text:p>
          </table:table-cell>
          <table:table-cell table:formula="of:=UPPER([.A19])" office:value-type="string" office:string-value="BONETE 24 DE JUNIO Y 5 DE OCTUBRE" calcext:value-type="string">
            <text:p>BONETE 24 DE JUNIO Y 5 DE OCTU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mate 22 de mayo y 21 de agosto</text:p>
          </table:table-cell>
          <table:table-cell table:formula="of:=UPPER([.A20])" office:value-type="string" office:string-value="BORMATE 22 DE MAYO Y 21 DE AGOSTO" calcext:value-type="string">
            <text:p>BORMATE 22 DE MAYO Y 21 DE 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celén 26 de agosto y 30 de noviembre</text:p>
          </table:table-cell>
          <table:table-cell table:formula="of:=UPPER([.A21])" office:value-type="string" office:string-value="CARCELÉN 26 DE AGOSTO Y 30 DE NOVIEMBRE" calcext:value-type="string">
            <text:p>CARCELÉN 26 DE AGOSTO Y 30 DE NOV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as de Juan Núñez 17 de enero y 15 de mayo</text:p>
          </table:table-cell>
          <table:table-cell table:formula="of:=UPPER([.A22])" office:value-type="string" office:string-value="CASAS DE JUAN NÚÑEZ 17 DE ENERO Y 15 DE MAYO" calcext:value-type="string">
            <text:p>CASAS DE JUAN NÚÑEZ 17 DE ENERO Y 15 DE MAY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as de Lázaro 20 de marzo y 7 de diciembre</text:p>
          </table:table-cell>
          <table:table-cell table:formula="of:=UPPER([.A23])" office:value-type="string" office:string-value="CASAS DE LÁZARO 20 DE MARZO Y 7 DE DICIEMBRE" calcext:value-type="string">
            <text:p>CASAS DE LÁZARO 20 DE MARZO Y 7 DE DIC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as de Vés 20 de febrero y 22 de mayo</text:p>
          </table:table-cell>
          <table:table-cell table:formula="of:=UPPER([.A24])" office:value-type="string" office:string-value="CASAS DE VÉS 20 DE FEBRERO Y 22 DE MAYO" calcext:value-type="string">
            <text:p>CASAS DE VÉS 20 DE FEBRERO Y 22 DE MAY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as Ibáñez 27 de abril y 28 de agosto</text:p>
          </table:table-cell>
          <table:table-cell table:formula="of:=UPPER([.A25])" office:value-type="string" office:string-value="CASAS IBÁÑEZ 27 DE ABRIL Y 28 DE AGOSTO" calcext:value-type="string">
            <text:p>CASAS IBÁÑEZ 27 DE ABRIL Y 28 DE 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udete 20 de abril y 8 de septiembre</text:p>
          </table:table-cell>
          <table:table-cell table:formula="of:=UPPER([.A26])" office:value-type="string" office:string-value="CAUDETE 20 DE ABRIL Y 8 DE SEPTIEMBRE" calcext:value-type="string">
            <text:p>CAUDETE 20 DE ABRIL Y 8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izate 15 de mayo y 5 de agosto</text:p>
          </table:table-cell>
          <table:table-cell table:formula="of:=UPPER([.A27])" office:value-type="string" office:string-value="CENIZATE 15 DE MAYO Y 5 DE AGOSTO" calcext:value-type="string">
            <text:p>CENIZATE 15 DE MAYO Y 5 DE 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nchilla 5 de agosto y 29 de septiembre</text:p>
          </table:table-cell>
          <table:table-cell table:formula="of:=UPPER([.A28])" office:value-type="string" office:string-value="CHINCHILLA 5 DE AGOSTO Y 29 DE SEPTIEMBRE" calcext:value-type="string">
            <text:p>CHINCHILLA 5 DE AGOSTO Y 29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alrubio 29 de septiembre y 30 de septiembre</text:p>
          </table:table-cell>
          <table:table-cell table:formula="of:=UPPER([.A29])" office:value-type="string" office:string-value="CORRALRUBIO 29 DE SEPTIEMBRE Y 30 DE SEPTIEMBRE" calcext:value-type="string">
            <text:p>CORRALRUBIO 29 DE SEPTIEMBRE Y 30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tillas 3 de febrero y 7 de diciembre</text:p>
          </table:table-cell>
          <table:table-cell table:formula="of:=UPPER([.A30])" office:value-type="string" office:string-value="COTILLAS 3 DE FEBRERO Y 7 DE DICIEMBRE" calcext:value-type="string">
            <text:p>COTILLAS 3 DE FEBRERO Y 7 DE DIC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 Ballestero 10 de agosto y 28 de septiembre</text:p>
          </table:table-cell>
          <table:table-cell table:formula="of:=UPPER([.A31])" office:value-type="string" office:string-value="EL BALLESTERO 10 DE AGOSTO Y 28 DE SEPTIEMBRE" calcext:value-type="string">
            <text:p>EL BALLESTERO 10 DE AGOSTO Y 28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 Bonillo 4 de marzo y 14 septiembre</text:p>
          </table:table-cell>
          <table:table-cell table:formula="of:=UPPER([.A32])" office:value-type="string" office:string-value="EL BONILLO 4 DE MARZO Y 14 SEPTIEMBRE" calcext:value-type="string">
            <text:p>EL BONILLO 4 DE MARZO Y 14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 Salobral 24 de abril y 9 de octubre</text:p>
          </table:table-cell>
          <table:table-cell table:formula="of:=UPPER([.A33])" office:value-type="string" office:string-value="EL SALOBRAL 24 DE ABRIL Y 9 DE OCTUBRE" calcext:value-type="string">
            <text:p>EL SALOBRAL 24 DE ABRIL Y 9 DE OCTU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che de la Sierra 3 de febrero y 15 de septiembre</text:p>
          </table:table-cell>
          <table:table-cell table:formula="of:=UPPER([.A34])" office:value-type="string" office:string-value="ELCHE DE LA SIERRA 3 DE FEBRERO Y 15 DE SEPTIEMBRE" calcext:value-type="string">
            <text:p>ELCHE DE LA SIERRA 3 DE FEBRERO Y 15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érez 5 de octubre y 6 de octubre</text:p>
          </table:table-cell>
          <table:table-cell table:formula="of:=UPPER([.A35])" office:value-type="string" office:string-value="FÉREZ 5 DE OCTUBRE Y 6 DE OCTUBRE" calcext:value-type="string">
            <text:p>FÉREZ 5 DE OCTUBRE Y 6 DE OCTU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ensanta 11 de mayo y 8 de septiembre</text:p>
          </table:table-cell>
          <table:table-cell table:formula="of:=UPPER([.A36])" office:value-type="string" office:string-value="FUENSANTA 11 DE MAYO Y 8 DE SEPTIEMBRE" calcext:value-type="string">
            <text:p>FUENSANTA 11 DE MAYO Y 8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enteálamo 15 de mayo y 9 de octubre</text:p>
          </table:table-cell>
          <table:table-cell table:formula="of:=UPPER([.A37])" office:value-type="string" office:string-value="FUENTEÁLAMO 15 DE MAYO Y 9 DE OCTUBRE" calcext:value-type="string">
            <text:p>FUENTEÁLAMO 15 DE MAYO Y 9 DE OCTU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entealbilla 15 de mayo y 21 de agosto</text:p>
          </table:table-cell>
          <table:table-cell table:formula="of:=UPPER([.A38])" office:value-type="string" office:string-value="FUENTEALBILLA 15 DE MAYO Y 21 DE AGOSTO" calcext:value-type="string">
            <text:p>FUENTEALBILLA 15 DE MAYO Y 21 DE 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losalvo 23 de abril y 15 de mayo</text:p>
          </table:table-cell>
          <table:table-cell table:formula="of:=UPPER([.A39])" office:value-type="string" office:string-value="GOLOSALVO 23 DE ABRIL Y 15 DE MAYO" calcext:value-type="string">
            <text:p>GOLOSALVO 23 DE ABRIL Y 15 DE MAY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lín 2 de octubre y 24 de octubre</text:p>
          </table:table-cell>
          <table:table-cell table:formula="of:=UPPER([.A40])" office:value-type="string" office:string-value="HELLÍN 2 DE OCTUBRE Y 24 DE OCTUBRE" calcext:value-type="string">
            <text:p>HELLÍN 2 DE OCTUBRE Y 24 DE OCTU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ueruela 21 de mayo y 22 de mayo</text:p>
          </table:table-cell>
          <table:table-cell table:formula="of:=UPPER([.A41])" office:value-type="string" office:string-value="HIGUERUELA 21 DE MAYO Y 22 DE MAYO" calcext:value-type="string">
            <text:p>HIGUERUELA 21 DE MAYO Y 22 DE MAY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ya Gonzalo 29 de abril y 24 de septiembre</text:p>
          </table:table-cell>
          <table:table-cell table:formula="of:=UPPER([.A42])" office:value-type="string" office:string-value="HOYA GONZALO 29 DE ABRIL Y 24 DE SEPTIEMBRE" calcext:value-type="string">
            <text:p>HOYA GONZALO 29 DE ABRIL Y 24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rquera 21 de mayo y 22 de mayo</text:p>
          </table:table-cell>
          <table:table-cell table:formula="of:=UPPER([.A43])" office:value-type="string" office:string-value="JORQUERA 21 DE MAYO Y 22 DE MAYO" calcext:value-type="string">
            <text:p>JORQUERA 21 DE MAYO Y 22 DE MAY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Gineta 30 de abril y 14 de septiembre</text:p>
          </table:table-cell>
          <table:table-cell table:formula="of:=UPPER([.A44])" office:value-type="string" office:string-value="LA GINETA 30 DE ABRIL Y 14 DE SEPTIEMBRE" calcext:value-type="string">
            <text:p>LA GINETA 30 DE ABRIL Y 14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Herrera 15 de mayo y 13 de octubre</text:p>
          </table:table-cell>
          <table:table-cell table:formula="of:=UPPER([.A45])" office:value-type="string" office:string-value="LA HERRERA 15 DE MAYO Y 13 DE OCTUBRE" calcext:value-type="string">
            <text:p>LA HERRERA 15 DE MAYO Y 13 DE OCTU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Recueja 15 de mayo y 21 de septiembre</text:p>
          </table:table-cell>
          <table:table-cell table:formula="of:=UPPER([.A46])" office:value-type="string" office:string-value="LA RECUEJA 15 DE MAYO Y 21 DE SEPTIEMBRE" calcext:value-type="string">
            <text:p>LA RECUEJA 15 DE MAYO Y 21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Roda 26 de febrero y 6 de agosto</text:p>
          </table:table-cell>
          <table:table-cell table:formula="of:=UPPER([.A47])" office:value-type="string" office:string-value="LA RODA 26 DE FEBRERO Y 6 DE AGOSTO" calcext:value-type="string">
            <text:p>LA RODA 26 DE FEBRERO Y 6 DE 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tur 18 de agosto y 20 de agosto</text:p>
          </table:table-cell>
          <table:table-cell table:formula="of:=UPPER([.A48])" office:value-type="string" office:string-value="LETUR 18 DE AGOSTO Y 20 DE AGOSTO" calcext:value-type="string">
            <text:p>LETUR 18 DE AGOSTO Y 20 DE 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zuza 4 de mayo y 5 de mayo</text:p>
          </table:table-cell>
          <table:table-cell table:formula="of:=UPPER([.A49])" office:value-type="string" office:string-value="LEZUZA 4 DE MAYO Y 5 DE MAYO" calcext:value-type="string">
            <text:p>LEZUZA 4 DE MAYO Y 5 DE MAY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étor 30 de abril y 16 de julio</text:p>
          </table:table-cell>
          <table:table-cell table:formula="of:=UPPER([.A50])" office:value-type="string" office:string-value="LIÉTOR 30 DE ABRIL Y 16 DE JULIO" calcext:value-type="string">
            <text:p>LIÉTOR 30 DE ABRIL Y 16 DE JUL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ueras 23 de abril y 28 de agosto</text:p>
          </table:table-cell>
          <table:table-cell table:formula="of:=UPPER([.A51])" office:value-type="string" office:string-value="MADRIGUERAS 23 DE ABRIL Y 28 DE AGOSTO" calcext:value-type="string">
            <text:p>MADRIGUERAS 23 DE ABRIL Y 28 DE 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hora 17 de enero y 15 de mayo</text:p>
          </table:table-cell>
          <table:table-cell table:formula="of:=UPPER([.A52])" office:value-type="string" office:string-value="MAHORA 17 DE ENERO Y 15 DE MAYO" calcext:value-type="string">
            <text:p>MAHORA 17 DE ENERO Y 15 DE MAY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egoso 15 de mayo y 2 de octubre</text:p>
          </table:table-cell>
          <table:table-cell table:formula="of:=UPPER([.A53])" office:value-type="string" office:string-value="MASEGOSO 15 DE MAYO Y 2 DE OCTUBRE" calcext:value-type="string">
            <text:p>MASEGOSO 15 DE MAYO Y 2 DE OCTU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aya 15 de mayo y 7 de septiembre</text:p>
          </table:table-cell>
          <table:table-cell table:formula="of:=UPPER([.A54])" office:value-type="string" office:string-value="MINAYA 15 DE MAYO Y 7 DE SEPTIEMBRE" calcext:value-type="string">
            <text:p>MINAYA 15 DE MAYO Y 7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inicos 20 de marzo y 12 de junio</text:p>
          </table:table-cell>
          <table:table-cell table:formula="of:=UPPER([.A55])" office:value-type="string" office:string-value="MOLINICOS 20 DE MARZO Y 12 DE JUNIO" calcext:value-type="string">
            <text:p>MOLINICOS 20 DE MARZO Y 12 DE JUN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alvos 27 de abril y 15 de mayo</text:p>
          </table:table-cell>
          <table:table-cell table:formula="of:=UPPER([.A56])" office:value-type="string" office:string-value="MONTALVOS 27 DE ABRIL Y 15 DE MAYO" calcext:value-type="string">
            <text:p>MONTALVOS 27 DE ABRIL Y 15 DE MAY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ealegre del Castillo 24 de abril y 15 de mayo</text:p>
          </table:table-cell>
          <table:table-cell table:formula="of:=UPPER([.A57])" office:value-type="string" office:string-value="MONTEALEGRE DEL CASTILLO 24 DE ABRIL Y 15 DE MAYO" calcext:value-type="string">
            <text:p>MONTEALEGRE DEL CASTILLO 24 DE ABRIL Y 15 DE MAY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illeja 15 de mayo y 24 de julio</text:p>
          </table:table-cell>
          <table:table-cell table:formula="of:=UPPER([.A58])" office:value-type="string" office:string-value="MOTILLEJA 15 DE MAYO Y 24 DE JULIO" calcext:value-type="string">
            <text:p>MOTILLEJA 15 DE MAYO Y 24 DE JUL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era 15 de mayo y 21 de septiembre</text:p>
          </table:table-cell>
          <table:table-cell table:formula="of:=UPPER([.A59])" office:value-type="string" office:string-value="MUNERA 15 DE MAYO Y 21 DE SEPTIEMBRE" calcext:value-type="string">
            <text:p>MUNERA 15 DE MAYO Y 21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as de Jorquera 13 de marzo y 15 de mayo</text:p>
          </table:table-cell>
          <table:table-cell table:formula="of:=UPPER([.A60])" office:value-type="string" office:string-value="NAVAS DE JORQUERA 13 DE MARZO Y 15 DE MAYO" calcext:value-type="string">
            <text:p>NAVAS DE JORQUERA 13 DE MARZO Y 15 DE MAY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rpio 24 de agosto y 25 de agosto</text:p>
          </table:table-cell>
          <table:table-cell table:formula="of:=UPPER([.A61])" office:value-type="string" office:string-value="NERPIO 24 DE AGOSTO Y 25 DE AGOSTO" calcext:value-type="string">
            <text:p>NERPIO 24 DE AGOSTO Y 25 DE 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tur 17 de marzo y 18 de marzo</text:p>
          </table:table-cell>
          <table:table-cell table:formula="of:=UPPER([.A62])" office:value-type="string" office:string-value="ONTUR 17 DE MARZO Y 18 DE MARZO" calcext:value-type="string">
            <text:p>ONTUR 17 DE MARZO Y 18 DE MARZ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sa de Montiel 29 de abril y 29 de septiembre</text:p>
          </table:table-cell>
          <table:table-cell table:formula="of:=UPPER([.A63])" office:value-type="string" office:string-value="OSSA DE MONTIEL 29 DE ABRIL Y 29 DE SEPTIEMBRE" calcext:value-type="string">
            <text:p>OSSA DE MONTIEL 29 DE ABRIL Y 29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erna del Madera 15 de mayo y 28 de septiembre</text:p>
          </table:table-cell>
          <table:table-cell table:formula="of:=UPPER([.A64])" office:value-type="string" office:string-value="PATERNA DEL MADERA 15 DE MAYO Y 28 DE SEPTIEMBRE" calcext:value-type="string">
            <text:p>PATERNA DEL MADERA 15 DE MAYO Y 28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ñas de San Pedro 1 de junio y 28 de agosto</text:p>
          </table:table-cell>
          <table:table-cell table:formula="of:=UPPER([.A65])" office:value-type="string" office:string-value="PEÑAS DE SAN PEDRO 1 DE JUNIO Y 28 DE AGOSTO" calcext:value-type="string">
            <text:p>PEÑAS DE SAN PEDRO 1 DE JUNIO Y 28 DE 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ñascosa 15 de mayo y 28 de septiembre</text:p>
          </table:table-cell>
          <table:table-cell table:formula="of:=UPPER([.A66])" office:value-type="string" office:string-value="PEÑASCOSA 15 DE MAYO Y 28 DE SEPTIEMBRE" calcext:value-type="string">
            <text:p>PEÑASCOSA 15 DE MAYO Y 28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étrola 22 de mayo y 12 de junio</text:p>
          </table:table-cell>
          <table:table-cell table:formula="of:=UPPER([.A67])" office:value-type="string" office:string-value="PÉTROLA 22 DE MAYO Y 12 DE JUNIO" calcext:value-type="string">
            <text:p>PÉTROLA 22 DE MAYO Y 12 DE JUN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vedilla 24 de abril y 5 de octubre</text:p>
          </table:table-cell>
          <table:table-cell table:formula="of:=UPPER([.A68])" office:value-type="string" office:string-value="POVEDILLA 24 DE ABRIL Y 5 DE OCTUBRE" calcext:value-type="string">
            <text:p>POVEDILLA 24 DE ABRIL Y 5 DE OCTU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zo Lorente 4 de mayo y 24 de julio</text:p>
          </table:table-cell>
          <table:table-cell table:formula="of:=UPPER([.A69])" office:value-type="string" office:string-value="POZO LORENTE 4 DE MAYO Y 24 DE JULIO" calcext:value-type="string">
            <text:p>POZO LORENTE 4 DE MAYO Y 24 DE JUL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zocañada 15 de mayo y 24 de junio</text:p>
          </table:table-cell>
          <table:table-cell table:formula="of:=UPPER([.A70])" office:value-type="string" office:string-value="POZOCAÑADA 15 DE MAYO Y 24 DE JUNIO" calcext:value-type="string">
            <text:p>POZOCAÑADA 15 DE MAYO Y 24 DE JUN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zohondo 24 de junio y 25 de junio</text:p>
          </table:table-cell>
          <table:table-cell table:formula="of:=UPPER([.A71])" office:value-type="string" office:string-value="POZOHONDO 24 DE JUNIO Y 25 DE JUNIO" calcext:value-type="string">
            <text:p>POZOHONDO 24 DE JUNIO Y 25 DE JUN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zuelo 14 de mayo y 24 de agosto</text:p>
          </table:table-cell>
          <table:table-cell table:formula="of:=UPPER([.A72])" office:value-type="string" office:string-value="POZUELO 14 DE MAYO Y 24 DE AGOSTO" calcext:value-type="string">
            <text:p>POZUELO 14 DE MAYO Y 24 DE 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olid 7 de agosto y 24 de agosto</text:p>
          </table:table-cell>
          <table:table-cell table:formula="of:=UPPER([.A73])" office:value-type="string" office:string-value="REOLID 7 DE AGOSTO Y 24 DE AGOSTO" calcext:value-type="string">
            <text:p>REOLID 7 DE AGOSTO Y 24 DE 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ópar 4 de mayo y 24 de junio</text:p>
          </table:table-cell>
          <table:table-cell table:formula="of:=UPPER([.A74])" office:value-type="string" office:string-value="RIÓPAR 4 DE MAYO Y 24 DE JUNIO" calcext:value-type="string">
            <text:p>RIÓPAR 4 DE MAYO Y 24 DE JUN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ledo 17 de enero y 9 de octubre</text:p>
          </table:table-cell>
          <table:table-cell table:formula="of:=UPPER([.A75])" office:value-type="string" office:string-value="ROBLEDO 17 DE ENERO Y 9 DE OCTUBRE" calcext:value-type="string">
            <text:p>ROBLEDO 17 DE ENERO Y 9 DE OCTU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obre 15 de mayo y 14 de agosto</text:p>
          </table:table-cell>
          <table:table-cell table:formula="of:=UPPER([.A76])" office:value-type="string" office:string-value="SALOBRE 15 DE MAYO Y 14 DE AGOSTO" calcext:value-type="string">
            <text:p>SALOBRE 15 DE MAYO Y 14 DE 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 Pedro 26 de junio y 29 de junio</text:p>
          </table:table-cell>
          <table:table-cell table:formula="of:=UPPER([.A77])" office:value-type="string" office:string-value="SAN PEDRO 26 DE JUNIO Y 29 DE JUNIO" calcext:value-type="string">
            <text:p>SAN PEDRO 26 DE JUNIO Y 29 DE JUN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ta Ana 23 de julio y 24 de julio</text:p>
          </table:table-cell>
          <table:table-cell table:formula="of:=UPPER([.A78])" office:value-type="string" office:string-value="SANTA ANA 23 DE JULIO Y 24 DE JULIO" calcext:value-type="string">
            <text:p>SANTA ANA 23 DE JULIO Y 24 DE JUL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ovos 4 de mayo y 6 de agosto</text:p>
          </table:table-cell>
          <table:table-cell table:formula="of:=UPPER([.A79])" office:value-type="string" office:string-value="SOCOVOS 4 DE MAYO Y 6 DE AGOSTO" calcext:value-type="string">
            <text:p>SOCOVOS 4 DE MAYO Y 6 DE 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azona de la Mancha 3 de febrero y 24 de agosto</text:p>
          </table:table-cell>
          <table:table-cell table:formula="of:=UPPER([.A80])" office:value-type="string" office:string-value="TARAZONA DE LA MANCHA 3 DE FEBRERO Y 24 DE AGOSTO" calcext:value-type="string">
            <text:p>TARAZONA DE LA MANCHA 3 DE FEBRERO Y 24 DE 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ajeros 4 de mayo y 5 de mayo</text:p>
          </table:table-cell>
          <table:table-cell table:formula="of:=UPPER([.A81])" office:value-type="string" office:string-value="TINAJEROS 4 DE MAYO Y 5 DE MAYO" calcext:value-type="string">
            <text:p>TINAJEROS 4 DE MAYO Y 5 DE MAY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riez 22 de mayo y 5 de octubre</text:p>
          </table:table-cell>
          <table:table-cell table:formula="of:=UPPER([.A82])" office:value-type="string" office:string-value="TIRIEZ 22 DE MAYO Y 5 DE OCTUBRE" calcext:value-type="string">
            <text:p>TIRIEZ 22 DE MAYO Y 5 DE OCTU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barra 17 de enero y 25 de marzo</text:p>
          </table:table-cell>
          <table:table-cell table:formula="of:=UPPER([.A83])" office:value-type="string" office:string-value="TOBARRA 17 DE ENERO Y 25 DE MARZO" calcext:value-type="string">
            <text:p>TOBARRA 17 DE ENERO Y 25 DE MARZ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deganga 5 de octubre y 6 de octubre</text:p>
          </table:table-cell>
          <table:table-cell table:formula="of:=UPPER([.A84])" office:value-type="string" office:string-value="VALDEGANGA 5 DE OCTUBRE Y 6 DE OCTUBRE" calcext:value-type="string">
            <text:p>VALDEGANGA 5 DE OCTUBRE Y 6 DE OCTU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anos 15 de mayo y 5 de octubre</text:p>
          </table:table-cell>
          <table:table-cell table:formula="of:=UPPER([.A85])" office:value-type="string" office:string-value="VIANOS 15 DE MAYO Y 5 DE OCTUBRE" calcext:value-type="string">
            <text:p>VIANOS 15 DE MAYO Y 5 DE OCTU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lla de Vés 8 de mayo y 14 de septiembre</text:p>
          </table:table-cell>
          <table:table-cell table:formula="of:=UPPER([.A86])" office:value-type="string" office:string-value="VILLA DE VÉS 8 DE MAYO Y 14 DE SEPTIEMBRE" calcext:value-type="string">
            <text:p>VILLA DE VÉS 8 DE MAYO Y 14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llalgordo del Júcar 15 de mayo y 22 de julio</text:p>
          </table:table-cell>
          <table:table-cell table:formula="of:=UPPER([.A87])" office:value-type="string" office:string-value="VILLALGORDO DEL JÚCAR 15 DE MAYO Y 22 DE JULIO" calcext:value-type="string">
            <text:p>VILLALGORDO DEL JÚCAR 15 DE MAYO Y 22 DE JUL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llamalea 17 de enero y 15 de mayo</text:p>
          </table:table-cell>
          <table:table-cell table:formula="of:=UPPER([.A88])" office:value-type="string" office:string-value="VILLAMALEA 17 DE ENERO Y 15 DE MAYO" calcext:value-type="string">
            <text:p>VILLAMALEA 17 DE ENERO Y 15 DE MAY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llapalacios 15 de mayo y 14 de septiembre</text:p>
          </table:table-cell>
          <table:table-cell table:formula="of:=UPPER([.A89])" office:value-type="string" office:string-value="VILLAPALACIOS 15 DE MAYO Y 14 DE SEPTIEMBRE" calcext:value-type="string">
            <text:p>VILLAPALACIOS 15 DE MAYO Y 14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llarrobledo 28 de febrero y 18 de agosto</text:p>
          </table:table-cell>
          <table:table-cell table:formula="of:=UPPER([.A90])" office:value-type="string" office:string-value="VILLARROBLEDO 28 DE FEBRERO Y 18 DE AGOSTO" calcext:value-type="string">
            <text:p>VILLARROBLEDO 28 DE FEBRERO Y 18 DE 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llatoya 27 de abril y 15 de mayo</text:p>
          </table:table-cell>
          <table:table-cell table:formula="of:=UPPER([.A91])" office:value-type="string" office:string-value="VILLATOYA 27 DE ABRIL Y 15 DE MAYO" calcext:value-type="string">
            <text:p>VILLATOYA 27 DE ABRIL Y 15 DE MAY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llavaliente 23 de enero y 15 de mayo</text:p>
          </table:table-cell>
          <table:table-cell table:formula="of:=UPPER([.A92])" office:value-type="string" office:string-value="VILLAVALIENTE 23 DE ENERO Y 15 DE MAYO" calcext:value-type="string">
            <text:p>VILLAVALIENTE 23 DE ENERO Y 15 DE MAY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llaverde del Guadalimar 3 de febrero y 21 de septiembre</text:p>
          </table:table-cell>
          <table:table-cell table:formula="of:=UPPER([.A93])" office:value-type="string" office:string-value="VILLAVERDE DEL GUADALIMAR 3 DE FEBRERO Y 21 DE SEPTIEMBRE" calcext:value-type="string">
            <text:p>VILLAVERDE DEL GUADALIMAR 3 DE FEBRERO Y 21 DE SEPTIE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veros 4 de mayo y 15 de mayo</text:p>
          </table:table-cell>
          <table:table-cell table:formula="of:=UPPER([.A94])" office:value-type="string" office:string-value="VIVEROS 4 DE MAYO Y 15 DE MAYO" calcext:value-type="string">
            <text:p>VIVEROS 4 DE MAYO Y 15 DE MAY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este 4 de mayo y 24 de agosto</text:p>
          </table:table-cell>
          <table:table-cell table:formula="of:=UPPER([.A95])" office:value-type="string" office:string-value="YESTE 4 DE MAYO Y 24 DE AGOSTO" calcext:value-type="string">
            <text:p>YESTE 4 DE MAYO Y 24 DE AGOST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lación de Fiestas Locales de Ciudad Real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Abenójar 23 de marzo y 24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udo 15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amillo 12 de junio y 2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baladejo 24 de abril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cázar de San Juan 15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coba de los Montes 22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colea de Calatrava 10 de febr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cubillas 17 de en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dea del Rey 24 de abril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hambra 15 de mayo y 19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madén 27 de juli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madenejos 24 de febrero y 5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magro 5 de agost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medina 7 de octubre y 8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modóvar del Campo 14 de febrero y 16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muradiel 15 de mayo y 7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churas 12 de junio y 2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enales de San Gregorio 7 de mayo y 8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enas de San Juan 15 de mayo y 16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amasilla de Alba 27 de abril y 7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amasilla de Calatrava 15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ba de los Montes 27 de abril y 4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llesteros de Calatrava 6 de julio y 3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años de Calatrava 27 de abril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zatortas 1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bezarados 15 de mayo y 27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bezarrubias del Puerto 24 de enero y 27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zada de Calatrava 31 de juli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po de Criptana 24 de febrer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ñada de Calatrava 14 de septiembre y 7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acuel de Calatrava 3 de febrero y 21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rión de Calatrava 14 de abril y 25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rizosa 24 de febrero y 4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tellar de Santiago 14 de septiembre y 1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lón 12 de agost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udad Real 1 de junio y 22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rral de Calatrava 24 de en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rtijos, Los 24 de septiembre y 2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ózar 1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imiel 1 de septiembre y 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rnán Caballero 20 de enero y 2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ntanarejo 30 de abril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ncaliente 15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nllana 22 de mayo y 1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nte el Fresno 22 de mayo y 14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nátula de Calatrava 8 de septiembre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adalmez 1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encia 25 de febrero y 2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nojosas de Calatrava 3 de febrero y 20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rcajo de los Montes 15 de mayo y 24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bores, Las 15 de mayo y 4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lanos del Caudillo 15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ciana 3 de febr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lagón 14 de septiembre y 15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zanares 10 de juli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rilla 25 de juli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stanza 29 de mayo y 27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uelturra 26 de febr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tiel 8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al de Calatrava 3 de febrer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alpino 15 de may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as de Estena 1 de junio y 2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dro Muñoz 24 de febrero y 30 de abr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cón 4 de mayo y 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edrabuena 1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blete 15 de mayo y 22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rzuna 15 de mayo y 27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zuelo de Calatrava 16 de julio y 6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zuelos de Calatrava, Los 22 de may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ebla de Don Rodrigo 15 de mayo y 22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ebla del Príncipe 15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erto Lápice 17 de en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ertollano 8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tuerta del Bullaque 15 de may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ledo, El 3 de septiembre y 31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idera 17 de enero y 2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ceruela 4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 Carlos del Valle 18 de agost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 Lorenzo de Calatrava 3 de abril y 10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Cruz de Cáñamos 15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Cruz de Mudela 24 de febr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cuéllamos 10 de agost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ana del Pino 11 de mayo y 27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ana, La 20 de enero y 24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rinches 15 de mayo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melloso 25 de agosto y 3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alba de Calatrava 1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e de Juan Abad 15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enueva 25 de febr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manco del Esteras 20 de en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peñas 3 de agost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enzuela de Calatrava 15 de mayo y 6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hermosa 28 de agost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manrique 15 de mayo y 10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mayor de Calatrava 1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nueva de la Fuente 24 de enero y 11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nueva de San Carlos 15 de mayo y 5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nueva Infantes 8 de septiembre y 1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 del Pozo 3 de febrero y 24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rubia de los Ojos 15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ta San Juan 24 de enero y 24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so del Marques 24 de julio y 30 de noviembr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Relación de Fiestas Locales de Cuenca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Abia de la Obispalía 25 de mayo y 13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ebrón, El 15 de mayo y 1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arcón 20 de ener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baladejo del Cuende 21 de febr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balate de las Nogueras 3 de febr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bendea 12 de junio y 7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berca de Záncara, La 1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calá de la Vega 12 de junio y 13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cantud 8 de mayo y 11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cázar del Rey 4 de may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cohujate 24 de agosto y 9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conchel de la Estrella 8 de may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garra 27 de abril y 30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aguilla 15 de junio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marcha, La 15 de may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mendros 15 de mayo y 7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modóvar del Pinar 5 de agosto y 7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monacid del Maquesado 4 de febr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tarejos 15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andilla del Arroyo 15 de mayo y 1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cas 1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cos de la Cantera 13 de junio y 18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cos de la Sierra 13 de juni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uisuelas 10 de agosto y 5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ancacepas 1 de septiembre y 7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alaya del Cañavate 15 de mayo y 12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ajas de Melo 8 de septiembre y 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balimpia 14 de agosto y 26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chin del Hoyo 20 de marzo y 7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cuñana de San Pedro 29 de diciembre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amud 13 de agosto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nchon 15 de mayo y 3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monte 24 de agost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montejo 1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teta 17 de septiembre y 1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liga 17 de agosto y 14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niches 1 de juni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ciegas 12 de junio y 3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enache de Alarcon 15 de mayo y 16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enache de la Sierra 13 de junio y 7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endia 11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pillo de Altobuey 15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pillos-Paravientos 20 de ener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pillos-Sierra 13 de junio y 20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nalejas del Arroyo 15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ñada del Hoyo 10 de junio y 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ñadajuncosa 17 de en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ñamares 17 de agosto y 13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ñavate, El 4 de septiembre y 7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ñaveras 15 de mayo y 7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ñaveruelas 3 de febrero y 2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ñete 12 de juni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ñizares 8 de septiembre y 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boneras de Guadazaon 11 de may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denete 12 de junio y 9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rascosa de Haro 15 de mayo y 13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rascosa de la Sierra 16 de julio y 17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rascosa del Campo 27 de abril y 27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as de Benítez 15 de mayo y 13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as de Fernando Alonso 15 de mayo y 25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as de Garcimolina 24 de junio y 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as de Guijarro 20 de enero y 4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as de Haro 28 de enero y 3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as de Los Pinos 1 de febrero y 1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as de Roldan 20 de en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as de Santa Cruz 29 de abril y 1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asimarro 15 de may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tejon 4 de febrero y 5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tillejo de Iniesta 22 de julio y 2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tillejo del Romeral 30 de mayo y 23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tillejo-Sierra 15 de mayo y 1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tillo de Albarañez 7 de agosto y 11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tillo de Garcimuñoz 13 de agosto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rvera del Llano 3 de febrero y 12 de febr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laron de Cuenca 21 de febrer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umillas 15 de mayo y 1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erva, La 4 de mayo y 8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lados 12 de junio y 2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liga 13 de juni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liguilla 24 de junio y 16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illo, El 17 de enero y 18 de en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enca 28 de enero y 1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eva del Hierro 31 de agosto y 2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evas de Velasco 1 de septiembre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lebras 20 de en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guidanos 3 de febr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tesos, Los 3 de febrero y 1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sneda de Altarejos 24 de agosto y 25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sneda de La Sierra 3 de febrero y 2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era, La 15 de mayo y 30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nte de Pedro Naharro 15 de mayo y 2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ntelespino de Haro 15 de mayo y 27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ntelespino de Moya 22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ntes 15 de junio y 5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ntes Claras Chillaron 24 de junio y 29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ntesbuenas 15 de may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rtescusa 7 de octubre y 11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baldon 15 de mayo y 1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raballa 20 de en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rcinarro 15 de mayo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scueña 10 de julio y 25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ja de Campalbo 20 de enero y 29 de abr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ja de Iniesta 23 de abril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narejos 11 de septiembre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rumblar, El 28 de en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nojosa, La 20 de mayo y 2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nojosos, Los 15 de mayo y 12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to, El 25 de marzo y 28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nrubia 15 de mayo y 1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ntanaya 15 de mayo y 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ntecillas 17 de enero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rcajada de La Torre 29 de juni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rcajo de Santiago 14 de septiembre y 9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elamo 4 de septiembre y 9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elves 8 de mayo y 2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erguina 4 de mayo y 6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erta de La Obispalia 4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erta del Marquesado 12 de junio y 22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ete 8 de mayo y 22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esta 15 de mayo y 26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baga 15 de mayo y 15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balera 3 de febr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una del Marquesado 13 de juni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unaseca 7 de septiembre y 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dete 1 de juni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aña 20 de febr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ganiel 18 de septiembre y 2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ranca del Campo 29 de junio y 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jadas, Las 3 de febr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iana 11 de septiembre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egosa 7 de octubre y 8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zarulleque 2 de may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lgosa, La 28 de enero y 1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sas, Las 14 de enero y 25 de febr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glanilla 1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ra 15 de mayo y 12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horte 28 de enero y 1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real del Llano 15 de mayo y 3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talbanejo 1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talbo 29 de septiembre y 30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teagudo de las Salinas 15 de junio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ta de Altarejos 10 de agosto y 1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ta del Cuervo 10 de agosto y 2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tilla del Palancar 15 de mayo y 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ya 7 de agosto y 1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harros 22 de mayo y 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boneta 30 de septiembre y 28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alon 15 de mayo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hales 17 de abril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heda 15 de mayo y 12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ivares del Júcar 15 de may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meda de la Cuesta 20 de en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meda del Rey 8 de may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medilla de Alarcon 20 de ener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medilla de Eliz 1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medilla del Campo 17 de agosto y 14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a de la Vega 1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jares 3 de febrero y 22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jarón 3 de febrero y 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jaroncillo 16 de agosto y 30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lomares del Campo 27 de abril y 2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lomera 8 de mayo y 12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cuellos de la Vega 20 de febrer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edes 15 de mayo y 30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ra de las Vegas, La 1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dernoso, El 15 de mayo y 27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droñeras Las 15 de mayo y 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al, El 15 de mayo y 2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aleja, La 3 de febr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squera, La 17 de en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cazo, El 15 de mayo y 5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narejo 5 de febrero y 1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neda de Giguela 15 de mayo y 14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queras del Castillo 9 de may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rtalrubio de Guadamejud 13 de juni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rtilla 17 de agost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veda de la Obispalía 15 de mayo y 20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yatos 20 de julio y 22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zoamargo 3 de febrero y 27 de abr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zorrubio de Santiago 20 de febrero y 11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zoseco 20 de febr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zuelo El 13 de junio y 12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ego 14 de septiembre y 1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vencio, El 17 de agosto y 1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ebla de Almenara 15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ebla del Salvador 15 de mayo y 28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intanar del Rey 20 de febr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da de Haro 6 de may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illo 27 de juli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bagorda 15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batajada 24 de juni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batajadilla 12 de junio y 27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zalen del Monte 22 de mayo y 12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bielos Altos 20 de febr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bielos Bajos 20 de febr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ceda-Trasierra 2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elices 14 de septiembre y 1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inas del Manzano 17 de agosto y 7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meroncillos 15 de mayo y 15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vacañete 12 de juni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 Clemente 1 de junio y 20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 Lorenzo de la Parrilla 4 de mayo y 10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 Martín de Boniches 14 de agosto y 11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 Pedro Palmiches 15 de mayo y 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Cruz de Moya 3 de febrero y 1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Maria de los Llanos 17 de en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Maria del Campo Rus 17 de en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Maria del Val 14 de septiembre y 17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sante 20 de febrer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era de Gabaldón 3 de febrero y 6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toca 3 de febrero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tos 12 de junio y 5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ayuelas 20 de enero y 15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ancón 28 de en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ébar 17 de enero y 2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jadillos 16 de julio y 5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najas 18 de may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ndos 13 de junio y 2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alba 15 de mayo y 15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ecilla 20 de enero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ejoncillo del Rey 3 de febrero y 2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ubia del Campo 3 de febr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ubia del Castillo 20 de agosto y 2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gacete 24 de junio y 2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esjuncos 4 de may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ibaldos 15 de mayo y 27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clés 4 de may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ña 14 de agost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cabras 15 de may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cañas 15 de mayo y 15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colmenas, Los 13 de junio y 1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meca 2 de julio y 3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morillo de la Sierra 15 de mayo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moro de la Sierra 15 de mayo y 13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olivas 19 de junio y 1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tortola 4 de mayo y 5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eras, Las 20 de enero y 5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eria 15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hermoso de la Fuente 4 de febrero y 3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paraiso de Abajo 12 de junio y 7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paraiso de Arriba 27 de julio y 2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salobre 23 de julio y 24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verde de Júcar 8 de enero y 22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verdejo 15 de mayo y 18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a de Rey 20 de febrero y 1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ga del Codorno 7 de septiembre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llisca 15 de may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tosa, La 1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conejos de Trabaque 15 de mayo y 24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escusa de Haro 14 de septiembre y 1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garcia del Llano 8 de may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lba de la Sierra 1 de juni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lba del Rey 20 de enero y 7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lgordo del Marquesado 4 de febrero y 4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lpardo 20 de febr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mayor de Santiago 20 de febr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nueva de Guadamejud 3 de febr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nueva de la Jara 5 de agosto y 15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nueva de los Escuderos 13 de juni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 de Cañas 15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 de Domingo García 15 de may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 de la Encina 15 de may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 de Olalla 4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 del Aguila 20 de enero y 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 del Horno 20 de en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 del Humo 15 de mayo y 5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 del Infantado 15 de may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 del Maestre 1 de septiembre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 del Saz de Arcas 4 de febrero y 13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 del Saz de Navalón 20 de en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ejo de Fuentes 1 de juni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ejo de la Peñuela 3 de febrer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ejo del Espartal 15 de may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ejo Periesteban 27 de mayo y 23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ejo Seco 3 de febrero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ejo Sobrehuerta 27 de julio y 1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es del Saz 4 de mayo y 16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rubio 10 de agosto y 1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ta 15 de mayo y 2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seca 23 de enero y 12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verde y Pasaconsol 24 de abril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ora 14 de abril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ndel 27 de juli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meda 25 de abril y 3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fra de Záncara 15 de mayo y 7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frilla 17 de abril y 26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a de Tajo 3 de febrero y 15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uela 8 de junio y 5 de octubr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Relación de Fiestas Locales de Guadalajara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Abánades 15 de mayo y 2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lanque 22 de mayo y 2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obes 28 de abril y 1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aminos 1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arilla 15 de mayo y 24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balate de Zorita 3 de febrero y 2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bares 18 de junio y 19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bendiego 30 de enero y 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cocer 17 de agosto y 2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colea de las Peñas 15 de may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colea del Pinar 13 de juni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coroches 22 de agosto y 23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deanueva de Atienza 18 de agosto y 13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deanueva de Guadalajara 17 de agosto y 14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gar de Mesa 5 de junio y 12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gora 16 de julio y 17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hóndiga 24 de juni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que 17 de enero y 13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madrones 15 de junio y 16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moguera 14 de septiembre y 16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monacid de Zorita 10 de septiembre y 1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océn 14 de agost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overa 24 de en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stante 17 de enero y 22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yas 3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chuela del Campo 1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chuela del Pedregal 15 de agosto y 1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ón 3 de febrero y 25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ta 3 de agosto y 5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quela del Ducado 16 de agosto y 1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quela del Pedregal 13 de junio y 16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agosa 6 de septiembre y 7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anzueque 13 de junio y 2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bancón 15 de mayo y 2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beteta 11 de septiembre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cilla 8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allones 13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ña de Tajuña 15 de mayo y 23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anzón 3 de febrero y 2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ienza 3 de abril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ñón 29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zuqueca de Henares 15 de mayo y 2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ides 24 de enero y 16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lbacil 18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ños de Tajo 14 de septiembre y 1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ñuelos 13 de junio y 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riopedro 3 de febrero y 30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ninches 8 de septiembre y 10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dera, La 7 de agosto y 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ihuega 17 de agosto y 19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dia 14 de septiembre y 1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jalaro 15 de mayo y 29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jarrabal 3 de agosto y 25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tares 10 de agost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banillas del Campo 3 de febrero y 24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pillo de Dueñas 24 de agost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pillo de Ranas 10 de agosto y 1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pisabalos 16 de julio y 17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nales del Ducado 13 de juni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nredondo 15 de mayo y 6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ntalojas 8 de octubre y 9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ñizar 15 de mayo y 8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rascosa de Henares 22 de mayo y 10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a de Uceda 20 de agosto y 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ar, El 3 de febrero y 7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as de San Galindo 11 de junio y 12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asana 14 de agost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pueñas 13 de junio y 7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tejón de Henares 15 de mayo y 2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tellar de la Muela 15 de mayo y 17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tilforte 1 de febrero y 3 de febr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tilnuevo 15 de mayo y 16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dejas de Enmedio 17 de enero y 21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dejas de la Torre 20 de enero y 21 de en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dejas de Padrastro 25 de juli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enera 5 de febrer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receda 21 de agost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a 10 de agost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quilla 29 de juni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laron del Rey 13 de juni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oeches 25 de abril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fuentes 11 de septiembre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ncovillas 22 de en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uelas 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uelos del Pinar 3 de septiembre y 12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vica 16 de agosto y 17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res 18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beta 13 de junio y 7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 18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gollor 12 de junio y 15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golludo 5 de febrero y 12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ha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demios de Abajo 13 de junio y 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demios de Arriba 22 de ener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gostrina 14 de agosto y 4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pernal 3 de febrer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órcoles 1 de junio y 2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rduente 10 de septiembre y 1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illejo de la Sierra 13 de junio y 2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illejo del Sitio 23 de enero y 25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illo de Uceda, El 15 de mayo y 22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iebes 29 de septiembre y 30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rón 14 de agosto y 18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bid 1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camilla 4 de julio y 1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cariche 17 de enero y 22 de abr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copete 4 de mayo y 3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pinosa de Henares 3 de septiembre y 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plegares 7 de agosto y 1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tables 13 de junio y 13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triegana 21 de agosto y 22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ntanar 18 de mayo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mbellida 20 de agosto y 2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ncemillan 25 de enero y 3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ntelahiguera de Albatages 14 de septiembre y 30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ntelencina 14 de mayo y 2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ntelsaz 17 de mayo y 16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ntelviejo 3 de mayo y 16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ntenovilla 15 de mayo y 18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janejos 15 de mayo y 12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lápagos 5 de febrero y 2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rgoles de Abajo 14 de agost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lve de Sorbe 19 de junio y 2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scueña de Bornoba 25 de may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alda 7 de agosto y 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adalajara 8 de septiembre y 1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nche 4 de may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as de Ayuso 24 de junio y 2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endelaencina 22 de agosto y 22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jes 10 de juni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nojosa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ta 21 de agost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brados 21 de mayo y 2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ntoba 3 de febr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rche 8 de septiembre y 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rtezuela de Océn 20 de enero y 29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erce, La 20 de enero y 12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érmeces del Cerro 3 de febrero y 6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ertahernando 13 de junio y 30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eva 13 de septiembre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manes 1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llana 8 de septiembre y 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estola 11 de junio y 10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iernas, Las 15 de mayo y 22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ueste 2 de febrer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draque 14 de septiembre y 1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irueque 13 de juni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bros 17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anca 15 de mayo y 24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ranca de Tajuña 4 de agost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piana 6 de may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zaga 9 de julio y 2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zón 12 de juni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jaelrayo 24 de junio y 7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laga del Fresno 6 de agosto y 5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laguilla 2 de febrero y 3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dayona 7 de septiembre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tiel 8 de junio y 10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nchón 18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chamalo 30 de abril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egoso de Tajuña 11 de junio y 11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arrubia 4 de may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illas 24 de junio y 8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zarete 17 de agosto y 1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zuecos 24 de enero y 27 de en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dranda 18 de enero y 24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gina 22 de mayo y 16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rillera 5 de agosto y 2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edes de Atienza 13 de juni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erla, La 15 de agosto y 16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llana 20 de enero y 29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lmarcos 4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rabueno 22 de mayo y 23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ralrio 23 de abril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chales 3 de febrero y 2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hernando 20 de enero y 30 de abr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ina de Aragón 16 de julio y 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asterio 11 de septiembre y 12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déjar 22 de juli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tarrón 20 de enero y 6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atilla de los Meleros 17 de mayo y 2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nilla 23 de agost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duex 26 de julio y 12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a, La 23 de agost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gredo 10 de agosto y 1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entejo 7 de agosto y 9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ivar, El 3 de agosto y 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meda de Cobeta 4 de agosto y 16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meda de Jadraque 16 de mayo y 22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dial, El 21 de agosto y 22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ea 10 de julio y 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lmaces de Jadraque 8 de septiembre y 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edes de Sigüenza 4 de mayo y 2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eja 8 de septiembre y 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strana 20 de enero y 15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dregal, El 27 de junio y 10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ñalen 25 de junio y 1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ñalver 8 de septiembre y 10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alejos de las Truchas 20 de septiembre y 23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alveche 15 de juni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nilla de Jadraque 5 de febrero y 30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nilla de Molina 22 de junio y 3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oz 3 de febr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queras 16 de agost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bo de Dueñas, El 15 de mayo y 20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veda de La Sierra 17 de agosto y 1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zo de Almoguera 10 de noviembre y 11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zo de Guadalajara, El 31 de enero y 2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dena de Atienza 13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dos Redondos 4 de mayo y 16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ebla de Beleña 24 de junio y 7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ebla de Valles 19 de marzo y 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r 22 de enero y 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bollosa de Jadraque 14 de agost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uenco, El 13 de juni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nera 30 de julio y 31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tiendas 1 de febrero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ba de Saélices 22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llo de Gallo 24 de agosto y 25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ofrio del Llano 7 de agosto y 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ledillo de Mohernando 15 de mayo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ledo de Corpes 2 de agosto y 4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manillos de Atienza 30 de noviembre y 10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manones 8 de septiembre y 7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cecorbo 15 de may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cedón 27 de agosto y 2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elices de la Sal 28 de agost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merón 14 de marz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 Andrés del Congosto 4 de junio y 16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 Andrés del Rey 16 de agosto y 30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iuste 5 de junio y 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uca 3 de febrero y 7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yatón 14 de agost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as 12 de juni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millas 16 de agosto y 2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iles 3 de agosto y 5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enes 17 de agosto y 10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güenza 22 de enero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anillos del Extremo 28 de agosto y 3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molinos 30 de julio y 31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tillo, El 14 de agosto y 7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todosos 3 de febrero y 19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jón 24 de agosto y 25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agudo 8 de mayo y 26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avilla 17 de agosto y 1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tanedo 24 de agosto y 13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ndilla 7 de septiembre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zaga 11 de agosto y 13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erzo 17 de mayo y 16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ba, La 2 de febrer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billos 23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dellego 11 de mayo y 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delpalo 15 de agosto y 16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delrábano 30 de may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desilos 17 de agosto y 4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ija 8 de septiembre y 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e del Burgo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ecuadrada de Molina 22 de mayo y 1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ecuadradilla 15 de junio y 3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ejon del Rey 3 de febrero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emocha de Jadraque 22 de agosto y 23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emocha del Campo 18 de mayo y 31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emocha del Pinar 3 de agosto y 5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emochuela 10 de agosto y 2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tola de Henares 30 de abril y 25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tuera 8 de septiembre y 10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tuero 9 de febrero y 9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id 12 de agosto y 13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ijueque 11 de juni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illo 7 de septiembre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miel 18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ceda 14 de agost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jados 13 de junio y 8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tande 15 de mayo y 22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 de San Gracia 13 de junio y 8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arachas 20 de en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arenas 15 de mayo y 16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avellano 14 de septiembre y 13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averuelo 24 de junio y 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concha 3 de febrer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grudas 15 de junio y 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lcubo 25 de julio y 1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nuño Fernández 11 de juni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peñas de la Sierra 15 de mayo y 2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pinillos 13 de junio y 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rachas 20 de en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rrebollo 20 de febr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sotos 31 de julio y 3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fermoso de Tajuña 24 de agosto y 25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hermoso 14 de septiembre y 1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tablado de Rio 7 de agosto y 10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verde de los Arroyos 23 de en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tosa 17 de enero y 17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ana de Jadraque 13 de junio y 9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nueva de Alcorón 13 de juni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nueva de Argecilla 3 de febrero y 4 de febr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nueva de la Torre 5 de febrero y 19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es de Jadraque 25 de abril y 30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seca de Henares 2 de febrero y 3 de febr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seca de Uceda 1 de marzo y 2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el de Mesa 20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ñuelas 28 de agosto y 3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bes 24 de agosto y 2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bra 24 de juni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lamos de Abajo 13 de junio y 5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lamos de Arriba 16 de agosto y 23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unquera de Henares 29 de junio y 1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unta, La 3 de mayo y 29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orejas 12 de juni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uela de Galve 15 de junio y 16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rzuela de Jadraque 16 de agosto y 23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orita de los Canes 20 de marzo y 13 de octubr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Relación de Fiestas Locales de Toledo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Ajofrín 14 de abril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ameda de la Sagra 17 de agosto y 1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ares, Los 14 de agosto y 9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barreal de Tajo 27 de agosto y 2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berche del Caudillo 15 de mayo y 2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cabon 8 de septiembre y 29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cañizo 26 de febrero y 3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caudete de La Jara 20 de febrero y 7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colea de Tajo 11 de mayo y 12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dea en Cabo 14 de agosto y 3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deanueva de Barbarroya 24 de enero y 3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deanueva de San Bartolomé 24 de agosto y 25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mendral de La Cañada 15 de mayo y 1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monacid de Toledo 17 de enero y 3 de febr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morox 4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ñover de Tajo 25 de juli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cicollar 3 de febr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és 23 de enero y 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isgotas 25 de agost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zutan 27 de abril y 17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cience 15 de junio y 16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gas 3 de agosto y 2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vis de la Jara 20 de enero y 21 de en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cial, El 5 de septiembre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nuy 15 de mayo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rox 28 de agosto y 3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enasbodas 3 de febrero y 4 de febr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enaventura 4 de mayo y 2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rguillos de Toledo 15 de mayo y 7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rujon 27 de julio y 28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bañas de la Sagra 15 de mayo y 5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bañas de Yepes 28 de agosto y 3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bezamesada 15 de mayo y 12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era y Chozas 14 de septiembre y 1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eruela 6 de mayo y 7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zada de Oropesa 14 de septiembre y 1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arena 14 de junio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arenilla 24 de julio y 9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pillo De La Jara 3 de febrero y 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uñas 15 de mayo y 12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diel de los Montes 3 de febrero y 5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mena 14 de septiembre y 30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pio de Tajo 20 de abril y 27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ranque 22 de julio y 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riches 21 de febr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ar de Escalona 11 de may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arrubios del Monte 1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asbuenas 15 de mayo y 9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tillo de Bayuela 3 de febrero y 30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zalegas 22 de en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bolla 3 de febr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dillo del Condado 12 de juni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rralbos (Los) 3 de agost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rvera de los Montes 3 de febrer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zas de Canales 30 de abril y 24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ueca 15 de mayo y 4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uelos 30 de abril y 4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beja 21 de septiembre y 22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bisa 23 de enero y 27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uegra 8 de septiembre y 2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rral de Almaguer 15 de mayo y 18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erva 17 de en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mingo Pérez 15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sbarrios 5 de mayo y 1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 Membrillo 20 de enero y 21 de en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ustes 23 de abril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calona 17 de agosto y 9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calonilla 22 de juli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pinoso del Rey 24 de juli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quivias 20 de agosto y 2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trella (La) 17 de agosto y 1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nsalida 3 de febrer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entes 3 de agosto y 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lvez 20 de en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monal 7 de septiembre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rciotun 22 de juli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rgantilla 15 de mayo y 2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rindote 18 de septiembre y 2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adamur 8 de septiembre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ardia (La) 24 de septiembre y 2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encias (Las) 1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reruela de Oropesa 23 de enero y 24 de en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nojosa de San Vicente 14 de abril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ntanar 18 de mayo y 7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rmigos 1 de junio y 25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ecas 24 de junio y 23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erta de Valdecarabanos 24 de agosto y 25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glesuela (La) 4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llescas 11 de marzo y 3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 Fresneda 16 de julio y 7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artera 7 de agosto y 5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 Hunfrías 8 de septiembre y 4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 Navillas 3 de febrero y 30 de abr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 Vegas 15 de mayo y 7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yos 15 de mayo y 22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llo 4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minchar 4 de mayo y 31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cillos 13 de juni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ridejos 20 de ener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an 17 de julio y 2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lpica de Tajo 20 de enero y 5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zaneque 14 de agosto y 2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queda 24 de abril y 27 de abr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jaliza 22 de mayo y 24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rupe 20 de ener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caraque 15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a (La) 24 de enero y 29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zarambroz 4 de may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jorada 26 de febr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asalbas 17 de enero y 30 de abr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éntrida 24 de abril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segar 11 de may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uel Esteban 15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a de Santa Quiteria 22 de mayo y 2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cejón 16 de juli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hedas de La Jara 20 de enero y 21 de en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tearagón 31 de julio y 7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tesclaros 20 de enero y 5 de febr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a 27 de abril y 1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broca 1 de junio y 16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a de Ricomalillo (La) 15 de abril y 16 de abr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ahermosa 18 de may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alcan 27 de ener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almoralejo 17 de enero y 2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almorales (Los) 14 de septiembre y 1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altoril 9 de diciembre y 10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alucillos (Los) 20 de en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amorcuende 8 de septiembre y 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blejas 4 de mayo y 17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ez 4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bela 15 de mayo y 27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ves 28 de septiembre y 2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ancia de la Sagra 21 de septiembre y 22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ño Gómez 20 de ener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aña 8 de septiembre y 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ias del Rey 5 de octubre y 6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tígola 27 de julio y 7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az 25 de agost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opesa y Corchuela 9 de septiembre y 1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ero 11 de septiembre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lomeque 24 de juni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toja 29 de septiembre y 30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edes de Escalona 22 de en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rillas 20 de enero y 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lahustan 29 de abril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pino 3 de febr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edraescrita 2 de mayo y 4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án 26 de junio y 29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rtillo de Toledo 24 de enero y 9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ebla de Almoradiel 15 de mayo y 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ebla de Montalbán 24 de enero y 16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eblanueva (La) 24 de ener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ente del Arzobispo 24 de junio y 25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erto de San Vicente 22 de ener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erto Rey 9 de julio y 10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lgar 4 de agosto y 13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ro 15 de mayo y 5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intanar de la Orden 15 de may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ismondo 15 de may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l de San Vicente 14 de septiembre y 1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as 3 de febr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tamoso de la Jara 17 de agosto y 1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elves 19 de juni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nconada, La 24 de enero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ledillo 23 de mayo y 2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ledo del Buey 13 de julio y 9 de octu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ledo del Mazo 20 de enero y 2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meral 15 de mayo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 Bartolomé de las Abiertas 24 de agosto y 25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 Martín de Montalbán 20 de febrero y 30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 Martín de Pusa 4 de mayo y 11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 Pablo de los Montes 1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 Roman de los Montes 15 de mayo y 18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Ana de Pusa 27 de juli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Cruz de la Zarza 15 de mayo y 25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Cruz del Retamar 24 de enero y 4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a Olalla 4 de mayo y 16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o Domingo Caudilla 24 de julio y 27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rtajada 24 de julio y 27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gurilla 23 de abril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seña 15 de mayo y 1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villeja de la Jara 20 de ener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seca 6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tillo de las Palomas 20 de enero y 25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avera de la Reina 15 de may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lavera la Nueva 15 de mayo y 1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bleque 15 de may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boso (El) 17 de enero y 28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ledo 23 de enero y 9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alba de Oropesa 6 de agosto y 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e de Esteban Hambran 15 de may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ecilla de La Jara 31 de agosto y 2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ico 31 de agosto y 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rrijos 19 de mayo y 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nes 15 de mayo y 2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leque 15 de mayo y 7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gena 15 de mayo y 24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rda 28 de septiembre y 29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azores 15 de mayo y 18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deverdeja 3 de febrero y 1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mojado 4 de mayo y 7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lada 20 de mayo y 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tas con Peña Aguilera 7 de septiembre y 2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tas de Retamosa, Las 16 de julio y 17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tas de San Julian, Las 4 de septiembre y 7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 de Don Fadrique 15 de mayo y 11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cañas 30 de abril y 15 de ma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franca de los Caballeros 15 de mayo y 1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luenga de la Sagra 28 de agosto y 2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miel 20 de enero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minaya 15 de mayo y 2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muelas 27 de abril y 22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nueva de Alcardete 23 de abril y 9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nueva de Bogas 15 de mayo y 7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ejo de Montalban 24 de enero y 31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rrubia de Santiago 7 de septiembre y 8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seca de la Sagra 8 de septiembre y 9 de dic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sequilla 15 de mayo y 22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tobas 14 de septiembre y 15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so de San Juan, El 22 de julio y 24 de ago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ébenes (Los) 3 de febrero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les 12 de junio y 15 de jun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pes 11 de septiembre y 14 de sept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uncler de la Sagra 16 de julio y 17 de ju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unclillos 14 de septiembre y 30 de novie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uncos 11 de septiembre y 12 de septiembre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4">
      <number:day/>
      <number:text> de </number:text>
      <number:month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2:49:05.947887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E </meta:initial-creator>
    <meta:creation-date>2020-06-08T12:36:25.343031248</meta:creation-date>
    <dc:date>2020-06-08T12:56:09.267611905</dc:date>
    <dc:creator>PEPE </dc:creator>
    <meta:editing-duration>PT14M12S</meta:editing-duration>
    <meta:editing-cycles>8</meta:editing-cycles>
    <meta:generator>LibreOffice/6.2.8.2$Linux_X86_64 LibreOffice_project/20$Build-2</meta:generator>
    <meta:document-statistic meta:table-count="1" meta:cell-count="1131" meta:object-count="0"/>
  </office:meta>
</office:document-meta>
</file>